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25-04-0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24-10-01 0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24-06-2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24-04-02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23-10-19 1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23-07-20 1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23-04-20 1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23-01-19 1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22-10-24 1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22-07-2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22-04-06 1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22-01-11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21-10-05 1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21-06-30 1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21-04-08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21-01-06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20-09-29 1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20-07-0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20-01-08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2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